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e71e" officeooo:paragraph-rsid="0005e71e" style:font-weight-asian="bold" style:font-weight-complex="bold"/>
    </style:style>
    <style:style style:name="P2" style:family="paragraph" style:parent-style-name="Standard">
      <style:text-properties fo:font-style="italic" fo:font-weight="normal" officeooo:rsid="0005e71e" officeooo:paragraph-rsid="0005e71e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style="normal" fo:font-weight="normal" officeooo:rsid="0005e71e" officeooo:paragraph-rsid="0005e71e" style:font-style-asian="normal" style:font-weight-asian="normal" style:font-style-complex="normal" style:font-weight-complex="normal"/>
    </style:style>
    <style:style style:name="T1" style:family="text">
      <style:text-properties officeooo:rsid="0007bb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l D. Hopkins (1976):</text:p>
      <text:p text:style-name="P2">Stimulus Filtering and Electroreception Tuberous Electroreceptors in Three Species of Gymnotoid Fish</text:p>
      <text:p text:style-name="P3">- Tuning der Elektrorezeptoren ist speziesspezifisch</text:p>
      <text:p text:style-name="P3">- tuberöse elektrorezeptoren sind auf EOD Frequenz des jeweiligen Individuums getunt</text:p>
      <text:p text:style-name="P3">- bei Apteronotus albifrons: 800 – 1200 Hz</text:p>
      <text:p text:style-name="P3">- in anderen Gattungen (Sternopygus, Eigenmannia) P und T Units</text:p>
      <text:p text:style-name="P3">- in Apteronotus nur P Units (partially adapting units)</text:p>
      <text:p text:style-name="P3">- Erwärmen und Kühlen der kutanen Rezeptoren (Hautrezeptoren) bei Sternopygus und Eigenmannia verschiebt die tuning Kurve in höhere bzw. tiefere Frequenzen</text:p>
      <text:p text:style-name="P3">- speziesspezifische Unterschiede im Rezeptortuning = wichtig für Kommunikation und Elektroortung in gymnotoiden Fischen (jede Spezies hat ihren eigenen Kanal)</text:p>
      <text:p text:style-name="P3">- <text:span text:style-name="T1">ampulläre Rezeptoren am empfindlichsten bei Stimuli zwischen 5 und 50 Hz</text:span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riam Plappert</meta:initial-creator>
    <meta:creation-date>2015-10-05T11:05:39.404290847</meta:creation-date>
    <dc:date>2015-10-05T12:04:25.388319074</dc:date>
    <dc:creator>Miriam Plappert</dc:creator>
    <meta:editing-duration>PT13M15S</meta:editing-duration>
    <meta:editing-cycles>1</meta:editing-cycles>
    <meta:document-statistic meta:table-count="0" meta:image-count="0" meta:object-count="0" meta:page-count="1" meta:paragraph-count="10" meta:word-count="112" meta:character-count="807" meta:non-whitespace-character-count="704"/>
    <meta:generator>LibreOffice/4.2.8.2$Linux_X86_64 LibreOffice_project/420m0$Build-2</meta:generator>
  </office:meta>
</office:document-meta>
</file>